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A00000198C47A65D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 loext:decorative="false"/>
      <style:paragraph-properties style:writing-mode="lr-tb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3.084cm" fo:min-width="5.56cm" fo:padding-top="0.15cm" fo:padding-bottom="0.15cm" fo:padding-left="0.275cm" fo:padding-right="0.275cm" loext:decorative="false"/>
    </style:style>
    <style:style style:name="gr3" style:family="graphic" style:parent-style-name="standard">
      <style:graphic-properties svg:stroke-width="0.05cm" svg:stroke-color="#666666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4" style:family="graphic">
      <style:graphic-properties loext:decorative="false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9cm" fo:min-width="6.42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8cm" fo:min-width="2.7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9cm" fo:min-width="4.08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4.581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objectwithoutfill">
      <style:graphic-properties svg:stroke-width="0.1cm" svg:stroke-color="#158466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1cm" fo:min-width="5.089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3.051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cm" fo:min-width="4.652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2cm" fo:min-width="2.594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8cm" fo:min-width="1.944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1cm" fo:min-width="2.096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objectwithoutfill">
      <style:graphic-properties draw:stroke="dash" draw:stroke-dash="Dash_20_Dot" svg:stroke-width="0.05cm" draw:marker-start-width="0.375cm" draw:marker-end="Circle" draw:marker-end-width="0.1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4cm" fo:min-width="3.448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4.194cm" fo:padding-top="0cm" fo:padding-bottom="0cm" fo:padding-left="0cm" fo:padding-right="0cm" loext:decorative="false"/>
      <style:paragraph-properties style:writing-mode="lr-tb"/>
    </style:style>
    <style:style style:name="gr21" style:family="graphic">
      <style:graphic-properties style:writing-mode="lr-tb" loext:decorative="false"/>
    </style:style>
    <style:style style:name="gr22" style:family="graphic" style:parent-style-name="standard">
      <style:graphic-properties svg:stroke-width="0.03cm" draw:marker-start-width="0.345cm" draw:marker-end-width="0.345cm" draw:fill="solid" draw:fill-color="#ffffff" draw:textarea-horizontal-align="justify" draw:textarea-vertical-align="middle" draw:auto-grow-height="false" fo:min-height="0.588cm" fo:min-width="0.588cm" fo:padding-top="0.015cm" fo:padding-bottom="0.015cm" fo:padding-left="0.015cm" fo:padding-right="0.015cm" loext:decorative="false"/>
    </style:style>
    <style:style style:name="gr23" style:family="graphic" style:parent-style-name="objectwithoutfill">
      <style:graphic-properties svg:stroke-width="0.03cm" draw:marker-start-width="0.345cm" draw:marker-end="Linienspitzen_20_2" draw:marker-end-width="0.1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24" style:family="graphic" style:parent-style-name="standard">
      <style:graphic-properties svg:stroke-width="0.03cm" draw:marker-start-width="0.345cm" draw:marker-end-width="0.345cm" draw:fill="solid" draw:fill-color="#ffffff" draw:textarea-horizontal-align="justify" draw:textarea-vertical-align="middle" draw:auto-grow-height="false" fo:min-height="0.589cm" fo:min-width="0.588cm" fo:padding-top="0.015cm" fo:padding-bottom="0.015cm" fo:padding-left="0.015cm" fo:padding-right="0.015cm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4.167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4.245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objectwithoutfill">
      <style:graphic-properties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0.784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784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P1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1" fo:font-size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style:font-name="Arial" fo:font-size="10pt" style:font-size-asian="10pt" style:font-size-complex="10pt"/>
    </style:style>
    <style:style style:name="P6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7" style:family="paragraph">
      <loext:graphic-properties draw:fill="none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none"/>
      <style:paragraph-properties fo:text-align="justify"/>
    </style:style>
    <style:style style:name="T1" style:family="text">
      <style:text-properties style:font-name="Arial1" fo:font-size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style:text-position="33% 58%" style:font-name="Arial" fo:font-size="10pt" style:font-size-asian="10pt" style:font-size-complex="10pt"/>
    </style:style>
    <style:style style:name="T5" style:family="text">
      <style:text-properties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5.6cm" svg:height="0.637cm" svg:x="22.7cm" svg:y="19.25cm">
          <draw:text-box>
            <text:p text:style-name="P1"><text:span text:style-name="T1">File </text:span><text:span text:style-name="T1"><text:file-name text:display="name">20240327a_dezentral_speicher</text:file-name></text:span></text:p>
            <text:p text:style-name="P1"><text:span text:style-name="T1"/></text:p>
          </draw:text-box>
        </draw:frame>
        <draw:custom-shape draw:style-name="gr2" draw:text-style-name="P3" draw:layer="layout" svg:width="6.11cm" svg:height="13.384cm" svg:x="7.254cm" svg:y="3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3" draw:text-style-name="P3" draw:layer="layout" svg:width="4.161cm" svg:height="10.967cm" svg:x="8.234cm" svg:y="4.252cm" svg:viewBox="0 0 4162 10968" draw:points="4162,0 4161,2942 2940,2942 2940,10968 1188,10968 1188,2942 0,2942 1,0">
          <text:p/>
        </draw:polygon>
        <draw:g draw:style-name="gr4">
          <draw:line draw:style-name="gr5" draw:text-style-name="P3" draw:layer="layout" svg:x1="2.04cm" svg:y1="11.342cm" svg:x2="7.529cm" svg:y2="11.342cm">
            <text:p/>
          </draw:line>
          <draw:line draw:style-name="gr5" draw:text-style-name="P3" draw:layer="layout" svg:x1="4.103cm" svg:y1="10.94cm" svg:x2="4.789cm" svg:y2="11.342cm">
            <text:p/>
          </draw:line>
          <draw:line draw:style-name="gr5" draw:text-style-name="P3" draw:layer="layout" svg:x1="4.103cm" svg:y1="11.81cm" svg:x2="4.789cm" svg:y2="11.342cm">
            <text:p/>
          </draw:line>
        </draw:g>
        <draw:frame draw:style-name="gr6" draw:text-style-name="P4" draw:layer="layout" svg:width="6.428cm" svg:height="0.689cm" svg:x="1.8cm" svg:y="1.65cm">
          <draw:text-box>
            <text:p><text:span text:style-name="T2">Speicher dezentral, etwa massstäblich</text:span></text:p>
          </draw:text-box>
        </draw:frame>
        <draw:frame draw:style-name="gr7" draw:text-style-name="P5" draw:layer="layout" svg:width="2.7cm" svg:height="0.558cm" svg:x="2.6cm" svg:y="10.292cm">
          <draw:text-box>
            <text:p><text:span text:style-name="T3">Heizung <text:s/>0.45</text:span></text:p>
          </draw:text-box>
        </draw:frame>
        <draw:g draw:style-name="gr4">
          <draw:line draw:style-name="gr5" draw:text-style-name="P3" draw:layer="layout" svg:x1="18.158cm" svg:y1="12.766cm" svg:x2="10.359cm" svg:y2="12.766cm">
            <text:p/>
          </draw:line>
          <draw:line draw:style-name="gr5" draw:text-style-name="P3" draw:layer="layout" svg:x1="16.556cm" svg:y1="12.364cm" svg:x2="15.87cm" svg:y2="12.766cm">
            <text:p/>
          </draw:line>
          <draw:line draw:style-name="gr5" draw:text-style-name="P3" draw:layer="layout" svg:x1="16.556cm" svg:y1="13.234cm" svg:x2="15.87cm" svg:y2="12.766cm">
            <text:p/>
          </draw:line>
        </draw:g>
        <draw:frame draw:style-name="gr8" draw:text-style-name="P5" draw:layer="layout" svg:width="4.081cm" svg:height="0.529cm" svg:x="17.163cm" svg:y="12.111cm">
          <draw:text-box>
            <text:p><text:span text:style-name="T3">0.45 <text:s text:c="7"/>Kaltwasser</text:span></text:p>
          </draw:text-box>
        </draw:frame>
        <draw:g draw:style-name="gr4">
          <draw:line draw:style-name="gr9" draw:text-style-name="P3" draw:layer="layout" svg:x1="20.816cm" svg:y1="7.88cm" svg:x2="12.324cm" svg:y2="7.88cm">
            <text:p/>
          </draw:line>
          <draw:line draw:style-name="gr9" draw:text-style-name="P3" draw:layer="layout" svg:x1="16.556cm" svg:y1="7.48cm" svg:x2="15.87cm" svg:y2="7.882cm">
            <text:p/>
          </draw:line>
          <draw:line draw:style-name="gr9" draw:text-style-name="P3" draw:layer="layout" svg:x1="16.556cm" svg:y1="8.348cm" svg:x2="15.87cm" svg:y2="7.88cm">
            <text:p/>
          </draw:line>
        </draw:g>
        <draw:frame draw:style-name="gr10" draw:text-style-name="P5" draw:layer="layout" svg:width="4.581cm" svg:height="0.531cm" svg:x="17.163cm" svg:y="7.25cm">
          <draw:text-box>
            <text:p><text:span text:style-name="T3">0.71 <text:s text:c="7"/>fernleitung_hot</text:span></text:p>
          </draw:text-box>
        </draw:frame>
        <draw:g draw:style-name="gr4">
          <draw:line draw:style-name="gr11" draw:text-style-name="P3" draw:layer="layout" svg:x1="8.279cm" svg:y1="17.182cm" svg:x2="20.759cm" svg:y2="17.182cm">
            <text:p/>
          </draw:line>
          <draw:line draw:style-name="gr11" draw:text-style-name="P3" draw:layer="layout" svg:x1="16.108cm" svg:y1="16.78cm" svg:x2="16.794cm" svg:y2="17.182cm">
            <text:p/>
          </draw:line>
          <draw:line draw:style-name="gr11" draw:text-style-name="P3" draw:layer="layout" svg:x1="16.108cm" svg:y1="17.65cm" svg:x2="16.794cm" svg:y2="17.182cm">
            <text:p/>
          </draw:line>
        </draw:g>
        <draw:frame draw:style-name="gr12" draw:text-style-name="P5" draw:layer="layout" svg:width="5.089cm" svg:height="0.571cm" svg:x="17.163cm" svg:y="16.514cm">
          <draw:text-box>
            <text:p><text:span text:style-name="T3">0.0 <text:s text:c="10"/>fernleitung_cold</text:span></text:p>
          </draw:text-box>
        </draw:frame>
        <draw:g draw:style-name="gr4">
          <draw:line draw:style-name="gr9" draw:text-style-name="P3" draw:layer="layout" svg:x1="7.529cm" svg:y1="8.282cm" svg:x2="2.04cm" svg:y2="8.282cm">
            <text:p/>
          </draw:line>
          <draw:line draw:style-name="gr9" draw:text-style-name="P3" draw:layer="layout" svg:x1="4.872cm" svg:y1="7.88cm" svg:x2="4.186cm" svg:y2="8.282cm">
            <text:p/>
          </draw:line>
          <draw:line draw:style-name="gr9" draw:text-style-name="P3" draw:layer="layout" svg:x1="4.872cm" svg:y1="8.75cm" svg:x2="4.186cm" svg:y2="8.282cm">
            <text:p/>
          </draw:line>
        </draw:g>
        <draw:frame draw:style-name="gr13" draw:text-style-name="P5" draw:layer="layout" svg:width="3.051cm" svg:height="0.771cm" svg:x="2.349cm" svg:y="7.1cm">
          <draw:text-box>
            <text:p><text:span text:style-name="T3">Heizung <text:s/>0.68</text:span></text:p>
          </draw:text-box>
        </draw:frame>
        <draw:g draw:style-name="gr4">
          <draw:line draw:style-name="gr9" draw:text-style-name="P3" draw:layer="layout" svg:x1="10.3cm" svg:y1="4.268cm" svg:x2="18.099cm" svg:y2="4.268cm">
            <text:p/>
          </draw:line>
          <draw:line draw:style-name="gr9" draw:text-style-name="P3" draw:layer="layout" svg:x1="15.82cm" svg:y1="3.866cm" svg:x2="16.506cm" svg:y2="4.268cm">
            <text:p/>
          </draw:line>
          <draw:line draw:style-name="gr9" draw:text-style-name="P3" draw:layer="layout" svg:x1="15.82cm" svg:y1="4.736cm" svg:x2="16.506cm" svg:y2="4.268cm">
            <text:p/>
          </draw:line>
        </draw:g>
        <draw:frame draw:style-name="gr14" draw:text-style-name="P5" draw:layer="layout" svg:width="4.652cm" svg:height="0.52cm" svg:x="17.163cm" svg:y="3.577cm">
          <draw:text-box>
            <text:p><text:span text:style-name="T3">1.0 <text:s text:c="7"/>Brauchwasser</text:span></text:p>
          </draw:text-box>
        </draw:frame>
        <draw:polyline draw:style-name="gr11" draw:text-style-name="P3" draw:layer="layout" svg:width="6.469cm" svg:height="7.282cm" draw:transform="skewX (0.0853466004225227) rotate (-2.78484735448215) translate (14.340111491226cm 14.9226853569979cm)" svg:viewBox="0 0 6470 7283" draw:points="0,7283 4416,7148 1254,4206 5332,3741 2484,776 6470,0">
          <text:p/>
        </draw:polyline>
        <draw:frame draw:style-name="gr15" draw:text-style-name="P5" draw:layer="layout" svg:width="2.594cm" svg:height="0.862cm" svg:x="10.666cm" svg:y="16.294cm">
          <draw:text-box>
            <text:p><text:span text:style-name="T3">0.69 m</text:span><text:span text:style-name="T4">3</text:span></text:p>
          </draw:text-box>
        </draw:frame>
        <draw:frame draw:style-name="gr16" draw:text-style-name="P5" draw:layer="layout" svg:width="1.944cm" svg:height="0.638cm" svg:x="9.23cm" svg:y="4.578cm">
          <draw:text-box>
            <text:p><text:span text:style-name="T3">(0.12 m³</text:span><text:span text:style-name="T4"> )</text:span></text:p>
          </draw:text-box>
        </draw:frame>
        <draw:frame draw:style-name="gr17" draw:text-style-name="P6" draw:layer="layout" svg:width="2.096cm" svg:height="0.671cm" svg:x="5.461cm" svg:y="3.068cm">
          <draw:text-box>
            <text:p><text:span text:style-name="T5">Position</text:span></text:p>
          </draw:text-box>
        </draw:frame>
        <draw:polyline draw:style-name="gr18" draw:text-style-name="P7" draw:layer="layout" svg:width="7.093cm" svg:height="1.785cm" draw:transform="skewX (0.000349065850398913) rotate (-0.321838714067754) translate (2.35774142923152cm 4.42424490717819cm)" svg:viewBox="0 0 7094 1786" draw:points="0,1609 4825,0 7094,1786">
          <text:p/>
        </draw:polyline>
        <draw:frame draw:style-name="gr19" draw:text-style-name="P5" draw:layer="layout" svg:width="3.448cm" svg:height="0.524cm" svg:x="1.792cm" svg:y="5.385cm">
          <draw:text-box>
            <text:p><text:span text:style-name="T3">Fühler BWW 0.68</text:span></text:p>
          </draw:text-box>
        </draw:frame>
        <draw:line draw:style-name="gr18" draw:text-style-name="P7" draw:layer="layout" svg:x1="20.556cm" svg:y1="6.287cm" svg:x2="12.675cm" svg:y2="6.287cm">
          <text:p/>
        </draw:line>
        <draw:line draw:style-name="gr18" draw:text-style-name="P7" draw:layer="layout" svg:x1="20.5cm" svg:y1="9.854cm" svg:x2="12.675cm" svg:y2="9.854cm">
          <text:p/>
        </draw:line>
        <draw:line draw:style-name="gr18" draw:text-style-name="P7" draw:layer="layout" svg:x1="20.67cm" svg:y1="14.154cm" svg:x2="12.673cm" svg:y2="14.154cm">
          <text:p/>
        </draw:line>
        <draw:frame draw:style-name="gr20" draw:text-style-name="P5" draw:layer="layout" svg:width="4.194cm" svg:height="0.584cm" svg:x="17.163cm" svg:y="5.593cm">
          <draw:text-box>
            <text:p><text:span text:style-name="T3">0.84 <text:s text:c="7"/>sp_oben_C</text:span></text:p>
          </draw:text-box>
        </draw:frame>
        <draw:g draw:style-name="gr21">
          <draw:custom-shape draw:style-name="gr22" draw:text-style-name="P8" draw:layer="layout" svg:width="0.874cm" svg:height="0.874cm" svg:x="11.364cm" svg:y="5.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9" draw:layer="layout" svg:x1="11.801cm" svg:y1="6.287cm" svg:x2="12.02cm" svg:y2="5.959cm">
            <text:p/>
          </draw:line>
        </draw:g>
        <draw:g draw:style-name="gr21">
          <draw:custom-shape draw:style-name="gr22" draw:text-style-name="P8" draw:layer="layout" svg:width="0.874cm" svg:height="0.874cm" svg:x="11.364cm" svg:y="9.4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9" draw:layer="layout" svg:x1="11.801cm" svg:y1="9.893cm" svg:x2="12.02cm" svg:y2="9.565cm">
            <text:p/>
          </draw:line>
        </draw:g>
        <draw:g draw:style-name="gr21">
          <draw:custom-shape draw:style-name="gr24" draw:text-style-name="P8" draw:layer="layout" svg:width="0.874cm" svg:height="0.875cm" svg:x="11.364cm" svg:y="13.7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9" draw:layer="layout" svg:x1="11.801cm" svg:y1="14.154cm" svg:x2="12.02cm" svg:y2="13.826cm">
            <text:p/>
          </draw:line>
        </draw:g>
        <draw:frame draw:style-name="gr25" draw:text-style-name="P5" draw:layer="layout" svg:width="4.167cm" svg:height="0.621cm" svg:x="17.163cm" svg:y="13.581cm">
          <draw:text-box>
            <text:p><text:span text:style-name="T3">0.23 <text:s text:c="7"/>sp_unten_C</text:span></text:p>
          </draw:text-box>
        </draw:frame>
        <draw:frame draw:style-name="gr26" draw:text-style-name="P5" draw:layer="layout" svg:width="4.245cm" svg:height="0.581cm" svg:x="17.163cm" svg:y="9.265cm">
          <draw:text-box>
            <text:p><text:span text:style-name="T3">0.58 <text:s text:c="7"/>sp_mitte_C</text:span></text:p>
          </draw:text-box>
        </draw:frame>
        <draw:g draw:style-name="gr4">
          <draw:line draw:style-name="gr27" draw:text-style-name="P7" draw:layer="layout" svg:x1="7.274cm" svg:y1="17.383cm" svg:x2="13.378cm" svg:y2="17.383cm">
            <text:p/>
          </draw:line>
          <draw:line draw:style-name="gr27" draw:text-style-name="P7" draw:layer="layout" svg:x1="7.274cm" svg:y1="16.042cm" svg:x2="13.378cm" svg:y2="16.042cm">
            <text:p/>
          </draw:line>
          <draw:line draw:style-name="gr27" draw:text-style-name="P7" draw:layer="layout" svg:x1="7.274cm" svg:y1="14.701cm" svg:x2="13.378cm" svg:y2="14.701cm">
            <text:p/>
          </draw:line>
          <draw:line draw:style-name="gr27" draw:text-style-name="P7" draw:layer="layout" svg:x1="7.274cm" svg:y1="13.36cm" svg:x2="13.378cm" svg:y2="13.36cm">
            <text:p/>
          </draw:line>
          <draw:line draw:style-name="gr27" draw:text-style-name="P7" draw:layer="layout" svg:x1="7.274cm" svg:y1="12.019cm" svg:x2="13.378cm" svg:y2="12.019cm">
            <text:p/>
          </draw:line>
          <draw:line draw:style-name="gr27" draw:text-style-name="P7" draw:layer="layout" svg:x1="7.274cm" svg:y1="10.678cm" svg:x2="13.378cm" svg:y2="10.678cm">
            <text:p/>
          </draw:line>
          <draw:line draw:style-name="gr27" draw:text-style-name="P7" draw:layer="layout" svg:x1="7.274cm" svg:y1="9.337cm" svg:x2="13.378cm" svg:y2="9.337cm">
            <text:p/>
          </draw:line>
          <draw:line draw:style-name="gr27" draw:text-style-name="P7" draw:layer="layout" svg:x1="7.274cm" svg:y1="7.996cm" svg:x2="13.378cm" svg:y2="7.996cm">
            <text:p/>
          </draw:line>
          <draw:line draw:style-name="gr27" draw:text-style-name="P7" draw:layer="layout" svg:x1="7.274cm" svg:y1="6.654cm" svg:x2="13.378cm" svg:y2="6.654cm">
            <text:p/>
          </draw:line>
          <draw:line draw:style-name="gr27" draw:text-style-name="P7" draw:layer="layout" svg:x1="7.274cm" svg:y1="5.313cm" svg:x2="13.378cm" svg:y2="5.313cm">
            <text:p/>
          </draw:line>
          <draw:line draw:style-name="gr27" draw:text-style-name="P7" draw:layer="layout" svg:x1="7.274cm" svg:y1="3.972cm" svg:x2="13.378cm" svg:y2="3.972cm">
            <text:p/>
          </draw:line>
        </draw:g>
        <draw:frame draw:style-name="gr28" draw:text-style-name="P5" draw:layer="layout" svg:width="0.784cm" svg:height="0.509cm" svg:x="6.151cm" svg:y="17.141cm">
          <draw:text-box>
            <text:p><text:span text:style-name="T3">0.0</text:span></text:p>
          </draw:text-box>
        </draw:frame>
        <draw:frame draw:style-name="gr28" draw:text-style-name="P5" draw:layer="layout" svg:width="0.784cm" svg:height="0.509cm" svg:x="6.151cm" svg:y="15.807cm">
          <draw:text-box>
            <text:p><text:span text:style-name="T3">0.1</text:span></text:p>
          </draw:text-box>
        </draw:frame>
        <draw:frame draw:style-name="gr29" draw:text-style-name="P5" draw:layer="layout" svg:width="0.784cm" svg:height="0.508cm" svg:x="6.151cm" svg:y="14.474cm">
          <draw:text-box>
            <text:p><text:span text:style-name="T3">0.2</text:span></text:p>
          </draw:text-box>
        </draw:frame>
        <draw:frame draw:style-name="gr29" draw:text-style-name="P5" draw:layer="layout" svg:width="0.784cm" svg:height="0.508cm" svg:x="6.151cm" svg:y="13.14cm">
          <draw:text-box>
            <text:p><text:span text:style-name="T3">0.3</text:span></text:p>
          </draw:text-box>
        </draw:frame>
        <draw:frame draw:style-name="gr28" draw:text-style-name="P5" draw:layer="layout" svg:width="0.784cm" svg:height="0.509cm" svg:x="6.151cm" svg:y="11.806cm">
          <draw:text-box>
            <text:p><text:span text:style-name="T3">0.4</text:span></text:p>
          </draw:text-box>
        </draw:frame>
        <draw:frame draw:style-name="gr28" draw:text-style-name="P5" draw:layer="layout" svg:width="0.784cm" svg:height="0.509cm" svg:x="6.151cm" svg:y="10.472cm">
          <draw:text-box>
            <text:p><text:span text:style-name="T3">0.5</text:span></text:p>
          </draw:text-box>
        </draw:frame>
        <draw:frame draw:style-name="gr28" draw:text-style-name="P5" draw:layer="layout" svg:width="0.784cm" svg:height="0.509cm" svg:x="6.151cm" svg:y="9.138cm">
          <draw:text-box>
            <text:p><text:span text:style-name="T3">0.6</text:span></text:p>
          </draw:text-box>
        </draw:frame>
        <draw:frame draw:style-name="gr28" draw:text-style-name="P5" draw:layer="layout" svg:width="0.784cm" svg:height="0.509cm" svg:x="6.151cm" svg:y="7.804cm">
          <draw:text-box>
            <text:p><text:span text:style-name="T3">0.7</text:span></text:p>
          </draw:text-box>
        </draw:frame>
        <draw:frame draw:style-name="gr28" draw:text-style-name="P5" draw:layer="layout" svg:width="0.784cm" svg:height="0.509cm" svg:x="6.151cm" svg:y="6.47cm">
          <draw:text-box>
            <text:p><text:span text:style-name="T3">0.8</text:span></text:p>
          </draw:text-box>
        </draw:frame>
        <draw:frame draw:style-name="gr29" draw:text-style-name="P5" draw:layer="layout" svg:width="0.784cm" svg:height="0.508cm" svg:x="6.151cm" svg:y="5.137cm">
          <draw:text-box>
            <text:p><text:span text:style-name="T3">0.9</text:span></text:p>
          </draw:text-box>
        </draw:frame>
        <draw:frame draw:style-name="gr29" draw:text-style-name="P5" draw:layer="layout" svg:width="0.784cm" svg:height="0.508cm" svg:x="6.151cm" svg:y="3.803cm">
          <draw:text-box>
            <text:p><text:span text:style-name="T3">1.0</text:span></text:p>
          </draw:text-box>
        </draw:frame>
        <draw:frame draw:style-name="gr30" draw:text-style-name="P3" draw:layer="layout" svg:width="6.161cm" svg:height="13.452cm" svg:x="22.139cm" svg:y="3.746cm">
          <draw:image xlink:href="Pictures/100000000000009A00000198C47A65D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Linienspitzen_20_2" draw:display-name="Linienspitzen 2" svg:viewBox="0 0 20 20" svg:d="M0 20l10-20 10 20z"/>
    <draw:stroke-dash draw:name="Dash_20_Dot" draw:display-name="Dash Dot" draw:style="rect" draw:dots1="1" draw:dots1-length="300%" draw:dots2="1" draw:dots2-length="100%" draw:distance="100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Beschriftung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6.7.2$Windows_X86_64 LibreOffice_project/dd47e4b30cb7dab30588d6c79c651f218165e3c5</meta:generator>
    <meta:creation-date>2002-06-15T11:26:19</meta:creation-date>
    <dc:date>2024-07-07T11:37:58.514000000</dc:date>
    <dc:language>de-DE</dc:language>
    <meta:editing-cycles>482</meta:editing-cycles>
    <meta:editing-duration>P15DT23H3M41S</meta:editing-duration>
    <meta:print-date>2024-03-27T13:28:37.677000000</meta:print-date>
    <meta:document-statistic meta:object-count="79"/>
    <meta:user-defined meta:name="Info 1"/>
    <meta:user-defined meta:name="Info 2"/>
    <meta:user-defined meta:name="Info 3"/>
    <meta:user-defined meta:name="Info 4"/>
  </office:meta>
</office:document-meta>
</file>